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color="#c9211e" loext:opacity="100%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weight="bold" officeooo:rsid="0010aa67" officeooo:paragraph-rsid="0010aa67" style:font-weight-asian="bold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style:font-name="Liberation Serif" fo:font-weight="bold" officeooo:rsid="000d1b48" officeooo:paragraph-rsid="000d1b4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officeooo:paragraph-rsid="0010aa67"/>
    </style:style>
    <style:style style:name="P5" style:family="paragraph" style:parent-style-name="Standard">
      <style:paragraph-properties fo:line-height="100%" fo:text-align="justify" style:justify-single-word="false"/>
      <style:text-properties style:font-name="Liberation Serif" officeooo:paragraph-rsid="0010aa67"/>
    </style:style>
    <style:style style:name="P6" style:family="paragraph" style:parent-style-name="Standard">
      <style:paragraph-properties fo:line-height="100%" fo:text-align="justify" style:justify-single-word="false"/>
      <style:text-properties style:font-name="Liberation Serif" officeooo:rsid="000d1b48" officeooo:paragraph-rsid="000d1b48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Liberation Serif" officeooo:paragraph-rsid="0010aa67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Liberation Serif" officeooo:paragraph-rsid="00186d2b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Liberation Serif" officeooo:rsid="000d1b48" officeooo:paragraph-rsid="000d1b48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Liberation Serif" officeooo:paragraph-rsid="000d1b48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Liberation Serif" officeooo:paragraph-rsid="001af227"/>
    </style:style>
    <style:style style:name="P12" style:family="paragraph" style:parent-style-name="Text_20_body">
      <style:paragraph-properties fo:text-align="justify" style:justify-single-word="false"/>
      <style:text-properties style:font-name="Liberation Serif" officeooo:paragraph-rsid="000d1b48"/>
    </style:style>
    <style:style style:name="P13" style:family="paragraph" style:parent-style-name="Text_20_body">
      <style:paragraph-properties fo:text-align="justify" style:justify-single-word="false"/>
      <style:text-properties style:font-name="Liberation Serif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officeooo:paragraph-rsid="001af227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weight="bold" officeooo:rsid="0010aa67" officeooo:paragraph-rsid="0010aa6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3d38" style:font-weight-asian="bold" style:font-weight-complex="bold"/>
    </style:style>
    <style:style style:name="T3" style:family="text">
      <style:text-properties fo:font-weight="bold" officeooo:rsid="00142792" style:font-weight-asian="bold" style:font-weight-complex="bold"/>
    </style:style>
    <style:style style:name="T4" style:family="text">
      <style:text-properties officeooo:rsid="0010aa67"/>
    </style:style>
    <style:style style:name="T5" style:family="text">
      <style:text-properties officeooo:rsid="00142792"/>
    </style:style>
    <style:style style:name="T6" style:family="text">
      <style:text-properties officeooo:rsid="0016b004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weight="normal" officeooo:rsid="00186d2b" style:font-weight-asian="normal" style:font-weight-complex="normal"/>
    </style:style>
    <style:style style:name="T9" style:family="text">
      <style:text-properties fo:color="#000000" loext:opacity="100%" fo:font-weight="normal" officeooo:rsid="001af227" style:font-weight-asian="normal" style:font-weight-complex="normal"/>
    </style:style>
    <style:style style:name="T10" style:family="text">
      <style:text-properties fo:color="#000000" loext:opacity="100%" fo:font-weight="bold" style:font-weight-asian="bold" style:font-weight-complex="bold"/>
    </style:style>
    <style:style style:name="T11" style:family="text">
      <style:text-properties fo:color="#000000" loext:opacity="100%" fo:font-weight="bold" officeooo:rsid="00186d2b" style:font-weight-asian="bold" style:font-weight-complex="bold"/>
    </style:style>
    <style:style style:name="T12" style:family="text">
      <style:text-properties fo:color="#000000" loext:opacity="100%" fo:font-weight="bold" officeooo:rsid="00133d38" style:font-weight-asian="bold" style:font-weight-complex="bold"/>
    </style:style>
    <style:style style:name="T13" style:family="text">
      <style:text-properties fo:color="#000000" loext:opacity="100%" fo:font-weight="bold" officeooo:rsid="001af227" style:font-weight-asian="bold" style:font-weight-complex="bold"/>
    </style:style>
    <style:style style:name="T14" style:family="text">
      <style:text-properties fo:color="#000000" loext:opacity="100%" officeooo:rsid="001af227"/>
    </style:style>
    <style:style style:name="T15" style:family="text">
      <style:text-properties fo:color="#000000" loext:opacity="100%" style:font-name="Liberation Serif" fo:font-weight="bold" officeooo:rsid="00186d2b" style:font-weight-asian="bold" style:font-weight-complex="bold"/>
    </style:style>
    <style:style style:name="T16" style:family="text">
      <style:text-properties fo:color="#000000" loext:opacity="100%" style:font-name="Liberation Serif" fo:font-weight="normal" officeooo:rsid="00186d2b" style:font-weight-asian="normal" style:font-weight-complex="normal"/>
    </style:style>
    <style:style style:name="T17" style:family="text">
      <style:text-properties fo:color="#000000" loext:opacity="100%" style:font-name="Liberation Serif" fo:font-weight="normal" officeooo:rsid="001af227" style:font-weight-asian="normal" style:font-weight-complex="normal"/>
    </style:style>
    <style:style style:name="T18" style:family="text">
      <style:text-properties officeooo:rsid="001af2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ixes</text:p>
      <text:p text:style-name="P4"><text:span text:style-name="T2">Input</text:span><text:span text:style-name="T1"> de Energia:</text:span> microorganismos, plânctons, crustáceos (caranguejos, lagostas, animais carniceiros);</text:p>
      <text:p text:style-name="P4"/>
      <text:p text:style-name="P4"><text:span text:style-name="T1">Transformação: </text:span>digestão dos alimentos;</text:p>
      <text:p text:style-name="P4"/>
      <text:p text:style-name="P4"><text:span text:style-name="T3">Output</text:span><text:span text:style-name="T2"> </text:span><text:span text:style-name="T1">de Energia: </text:span>movimento, desenvolvimento, ovos, <text:span text:style-name="T18">dejetos</text:span>;</text:p>
      <text:p text:style-name="P4"/>
      <text:p text:style-name="P4"><text:span text:style-name="T1">Sistema como ciclo de eventos:</text:span> Os peixes alimentam-se de microorganismos, plânctons e peixes menores, como carniceiros, desenvolvendo-se em seu ambiente. Tornam-se alimento para peixes maiores ou, ao morrerem, contribuem como fonte de alimento para microorganismos ou animais carniceiros;</text:p>
      <text:p text:style-name="P4"/>
      <text:p text:style-name="P4"><text:span text:style-name="T1">Entropia negativa (sintropia):</text:span> A sintropia ocorre devido ao eficiente funcionamento do sistema, onde a taxa de reprodução dos peixes supera as perdas, evitando assim a entropia;</text:p>
      <text:p text:style-name="P4"/>
      <text:p text:style-name="P7"><text:span text:style-name="T1">Entrada de Informação, Retroinformação/Retroação/Codificação:</text:span> Os peixes adquirem informações do ambiente para identificar fontes de alimentos, locais adequados para a procriação e para evitar predadores. A codificação permite que eles determinem se algo que consomem é prejudicial, além de avaliar potenciais ameaças dos predadores. A retroinformação ocorre quando o ambiente não está propício para a sua sobrevivência, indicando a necessidade de buscar outro lugar mais adequado (retroação);</text:p>
      <text:p text:style-name="P4"/>
      <text:p text:style-name="P5"><text:span text:style-name="T1">Homeostase Dinâmica:</text:span> Os peixes podem ajustar sua temperatura conforme o ambiente. Algumas espécies possuem mecanismos distintos, como músculos especializados que geram calor. A respiração branquial permite a absorção de oxigênio da água, sendo que algumas espécies se adaptam a ambientes com baixo teor de oxigênio. A estrutura física dos peixes é adaptada para resistir à pressão da água em diferentes profundidades;</text:p>
      <text:p text:style-name="P5"/>
      <text:p text:style-name="P5"><text:span text:style-name="T1">Diferenciação:</text:span> Dependendo do ambiente, os peixes se adaptam, diferenciando-se para alcançar os mesmos objetivos. Um exemplo é o peixe-diabo, que desenvolveu estratégias para sobreviver em águas profundas e sem luminosidade, como emitir luz para atrair presas. Outro exemplo são os Exocetídeos, capazes de planar fora da água por distâncias superiores a 50 metros, uma habilidade adquirida para fugir de predadores;</text:p>
      <text:p text:style-name="P8"/>
      <text:p text:style-name="P8"><text:span text:style-name="T1">Equifinalidade:</text:span> Dependendo do ambiente, o peixe pode precisar adotar diferentes meios para atingir o mesmo objetivo (sobrevivência). Por exemplo, o peixe-diabo pode necessitar explorar outras rotas para obter alimento, enquanto os exotídeos empregam métodos específicos próprios; no entanto, todos almejam a mesma finalidade.</text:p>
      <text:p text:style-name="P9"/>
      <text:p text:style-name="P3">Araucárias:</text:p>
      <text:p text:style-name="P6"/>
      <text:p text:style-name="P10"><text:span text:style-name="T2">Input</text:span><text:span text:style-name="T1"> de Energia:</text:span> As araucárias recebem energia solar por meio da fotossíntese e absorvem nutrientes e água do solo. Além disso, filtram dióxido de carbono;</text:p>
      <text:p text:style-name="P10"><text:span text:style-name="T1">Transformação:</text:span> <text:span text:style-name="T5">Fotossintese;</text:span></text:p>
      <text:p text:style-name="P10"><text:span text:style-name="T3">Output</text:span><text:span text:style-name="T1"> de Energia:</text:span> Durante a fotossíntese, liberam oxigênio, produzem pinhões, manifestam crescimento/desenvolvimento <text:span text:style-name="T18">e detritos vegetais</text:span><text:span text:style-name="T6">;</text:span></text:p>
      <text:p text:style-name="P10"><text:span text:style-name="T1">Sistema como ciclo de eventos:</text:span> As araucárias geram sementes que se dispersam, germinam e originam novas árvores. Seus galhos e folhas caídas no chão decompõem-se, transformando-se em nutrientes tanto para a própria árvore quanto para outras araucárias. A decomposição das folhas no solo também contribui para a fertilização;</text:p>
      <text:p text:style-name="P10"><text:soft-page-break/></text:p>
      <text:p text:style-name="P10"><text:span text:style-name="T1">Entropia negativa (sintropia):</text:span> A árvore produz numerosas sementes, resultando na geração de novas árvores e fornecendo mais nutrientes ao solo. Esse processo evita a entropia, pois há uma saída mais abundante do que entrada;</text:p>
      <text:p text:style-name="P11"><text:span text:style-name="T12">Input</text:span><text:span text:style-name="T10"> de Informação, Retroinformação/Retroação/Codificação:</text:span><text:span text:style-name="T7"> As araucárias respondem a informações ambientais, como luz solar, temperatura </text:span><text:span text:style-name="T14">e</text:span><text:span text:style-name="T7"> disponibilidade de água; </text:span>elas codificam essas informações para se ajustarem ao seu meio.<text:span text:style-name="T7"> </text:span><text:span text:style-name="T14">D</text:span><text:span text:style-name="T7">irecionam seus galhos em busca de luz, </text:span><text:span text:style-name="T14">a</text:span><text:span text:style-name="T7">s araucárias detectam a escassez de água e ajustam seu comportamento, como a queda de folhas para reduzir a transpiração </text:span><text:span text:style-name="T14">(retroinformação e retroação)</text:span><text:span text:style-name="T7">;</text:span></text:p>
      <text:p text:style-name="P10"><text:span text:style-name="T1">Homeostase Dinâmica:</text:span> Mantendo <text:span text:style-name="T4">um balanceamento</text:span>, as araucárias regulam processos internos, como a abertura e fechamento dos estômatos para controlar a transpiração;</text:p>
      <text:p text:style-name="P10"><text:span text:style-name="T1">Diferenciação:</text:span> As araucárias apresentam crescimento diferenciado, adaptando-se às características específicas de seu ambiente;</text:p>
      <text:p text:style-name="P10"><text:span text:style-name="T13">Equifinalidade: </text:span><text:span text:style-name="T14">as araucárias crescem de modo diferente em cada meio; por exemplo, se o meio tiver pouca luz solar na direção x, elas direcionarão seus galhos para a direção y. Isso é feito para alcançar a mesma finalidade: a sobrevivência. Para isso, a árvore precisa traçar caminhos específicos.</text:span></text:p>
      <text:p text:style-name="P12"/>
      <text:p text:style-name="P15">Hospital Particular</text:p>
      <text:p text:style-name="P13"><text:span text:style-name="T2">Input</text:span><text:span text:style-name="T1"> de Energia:</text:span> Pacientes, medicamentos e insumos hospitalares;</text:p>
      <text:p text:style-name="P13"><text:span text:style-name="T2">Input</text:span><text:span text:style-name="T1"> de Manutenção:</text:span> Médicos, enfermeiros <text:span text:style-name="T6">e </text:span>profissionais da saúde em geral;</text:p>
      <text:p text:style-name="P13"><text:span text:style-name="T1">Transformação:</text:span> O hospital converte essas entradas de pacientes em serviços de saúde. O tratamento dos pacientes é um processo de transformação, compreendendo desde a entrada do paciente até sua saída;</text:p>
      <text:p text:style-name="P13"><text:span text:style-name="T3">Output</text:span><text:span text:style-name="T1"> de Energia:</text:span> Pacientes com melhora clínica ou indicação de tratamento, óbitos e resíduos hospitalares;</text:p>
      <text:p text:style-name="P13"><text:span text:style-name="T1">Sistema como Ciclo de Eventos:</text:span> O hospital recebe pacientes, realiza tratamentos, monitora o paciente e concede alta hospitalar. Este paciente volta para sua família e conta aos seus familiares que apresentou melhora devido ao hospital, tornando-se referência para os familiares posteriormente.</text:p>
      <text:p text:style-name="P14"><text:span text:style-name="T1">Entropia Negativa (Sintropia): </text:span>A sintropia reflete no bom funcionamento do sistema, e se o hospital tiver entradas de pacientes que supram a sua necessidade, neste caso, se o hospital mantiver mais saídas de pacientes com melhora no estado clínico, ele se mantém no seu meio.</text:p>
      <text:p text:style-name="P13"><text:span text:style-name="T1">Entrada de Informação, Retroinformação/Retroação/Codificação:</text:span> Profissionais de saúde coletam informações sobre os pacientes, incluindo históricos médicos e dados clínicos, usando essas informações para tomar decisões médicas. Por exemplo, ao identificar uma doença específica (codificação), aplicam medidas adequadas, verificam se houve melhora clínica (retroinformação) e ajustam o tratamento conforme necessário (retroação). Os hospitais também usam informações para avaliar a demanda local e ajustar suas estratégias, e monitoram estoques para gerenciar insumos e medicamentos;</text:p>
      <text:p text:style-name="P13"><text:soft-page-break/><text:span text:style-name="T1">Homeostase Dinâmica:</text:span> Hospitais mantêm protocolos de segurança, qualidade e higiene para garantir o funcionamento conforme as leis. Eles se adaptam a portarias e regulamentações para cumprir as normas;</text:p>
      <text:p text:style-name="P13"><text:span text:style-name="T1">Diferenciação: </text:span>Hospitais têm diferentes departamentos, como cirurgia, radiologia, emergência e laboratório, cada um com funções especializadas. Existem também hospitais especializados em áreas específicas, como oftalmologia, <text:span text:style-name="T4">oncologia, pediatria, cardiologia, transplantes, geriatria, etc;</text:span></text:p>
      <text:p text:style-name="P1"><text:span text:style-name="Strong_20_Emphasis"><text:span text:style-name="T15">Equifinalidade:</text:span></text:span><text:span text:style-name="Strong_20_Emphasis"><text:span text:style-name="T16"> Hospitais, dependendo do contexto em que estão inseridos, precisam se adaptar para alcançar </text:span></text:span><text:span text:style-name="Strong_20_Emphasis"><text:span text:style-name="T17">a mesma finalidade</text:span></text:span><text:span text:style-name="Strong_20_Emphasis"><text:span text:style-name="T16">. Por exemplo, um hospital em Joinville pode obter insumos, pacientes e medicamentos por meio terrestre. No entanto, se o hospital estiver localizado em uma região de difícil acesso, será necessário modificar os métodos de obtenção de insumos, medicamentos e pacientes. Por exemplo, se o hospital estiver em uma ilha, será crucial contar com meios alternativos, como transporte aquático ou aéreo, para garantir o suprimento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21:12.999343145</meta:creation-date>
    <dc:date>2023-11-25T10:03:27.485347510</dc:date>
    <meta:editing-duration>PT3H56M9S</meta:editing-duration>
    <meta:editing-cycles>9</meta:editing-cycles>
    <meta:generator>LibreOffice/7.6.2.1$Linux_X86_64 LibreOffice_project/60$Build-1</meta:generator>
    <meta:document-statistic meta:table-count="0" meta:image-count="0" meta:object-count="0" meta:page-count="3" meta:paragraph-count="31" meta:word-count="944" meta:character-count="6863" meta:non-whitespace-character-count="5950"/>
  </office:meta>
</office:document-meta>
</file>